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EB Garamond" svg:font-family="'EB Garamond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Regular" style:font-family-generic="roman"/>
  </office:font-face-decls>
  <office:automatic-styles>
    <style:style style:name="P1" style:family="paragraph" style:parent-style-name="Heading">
      <style:paragraph-properties fo:break-before="page"/>
    </style:style>
    <style:style style:name="P2" style:family="paragraph" style:parent-style-name="Heading_20_1">
      <style:paragraph-properties fo:break-before="page"/>
    </style:style>
    <style:style style:name="T1" style:family="text">
      <style:text-properties officeooo:rsid="001322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__RefHeading___Toc4501_1072782762"/>Homofóbicos da Guerra Fria<text:line-break/>dos anos 1970 condenam Cuba<text:bookmark-end text:name="__RefHeading___Toc4501_1072782762"/></text:h>
      <text:p text:style-name="First_20_line_20_indent">Bob McCubbin, um jovem líder gay do Partido Mundial dos Trabalhadores durante os primeiros dias do movimento de libertação gay, se lembra do processo: "Ao publicar artigos regularmente no Partido Mundial, ir a manifestações pró-gays, produzir e distribuir panfletos debatendo questões do público gay e lésbico, dar visibilidade a camaradas gays, organizar encontros de filiais para tratar de assuntos relacionados e fazer divulgação voltada às comunidades gay e lésbica, foi possível atrair muitos jovens gays e lésbicas para nossos quadros no começo e meio da década de 1970.</text:p>
      <text:p text:style-name="First_20_line_20_indent">"Mas esse trabalho teve suas dificuldades", diz McCubbin. Em particular, ele se lembra de como uma série de artigos dos grandes veículos de mídia deram início a uma campanha contra Cuba. Muitos dos artigos focavam na acusação dos imperialistas de que cubanos e cubanas homossexuais estariam sofrendo maus-tratos na ilha após a revolução.</text:p>
      <text:p text:style-name="First_20_line_20_indent">A realidade é que a Revolução Cubana (que tomou o poder do Estado em uma ilha onde a sociedade de classes, o colonialismo e o imperialismo incutiram profundamente no cotidiano preconceitos e repressão contra amor homoafetivo) realizou avanços expressivos para homens que amam homens e mulheres que amam mulheres, bem como na luta contra o racismo e o sexismo.</text:p>
      <text:p text:style-name="First_20_line_20_indent">O bloqueio capitaniado pelos Estados Unidos é feito não só para estrangular a população cubana economicamente, como para ocultar de pessoas lésbicas, gays, bissexuais e trans que moram na cidadela do imperialismo o conhecimento do que uma revolução pode conquistar em termos de progresso social.</text:p>
      <text:p text:style-name="First_20_line_20_indent">É impossível relevar a enormidade da hipocrisia do imperialismo estadunidense e de sua máquina de propaganda midiática. Eles não dão a mínima para as vidas de pessoas lésbicas, gays, bissexuais e trans. Eles querem esmagar a revolução e voltar a escravizar a população inteira.</text:p>
      <text:p text:style-name="First_20_line_20_indent">A falsidade política deles ficou óbvia no fronte doméstico. Na década de 1950, esses capitalistas da Guerra Fria escalaram uma caça às bruxas estatal contra qualquer expressão de homossexualidade e variância de gênero por conta de um pretenso "Pânico Lavanda".</text:p>
      <text:p text:style-name="First_20_line_20_indent">O amor entre pessoas do mesmo sexo ainda era ilegal em boa parte dos Estados Unidos Gays, lésbicas e todas as pessoas com variância de gênero sofriam batidas e flagrantes armados da polícia, prisão, tortura, inter<text:span text:style-name="T1">n</text:span>ação forçada, estupros e linchamentos, perda de emprego, de lares e de entes queridos. (Ver a série Lavender &amp; Red, partes 26 a 28, www.workers.org.)</text:p>
      <text:p text:style-name="First_20_line_20_indent">Porém, adentrando a década de 1970, enquanto policiais ainda invadiam bares após Stonewall e o amor homoafetivo ainda era ilegal, os imperialistas subitamente se tornaram campeões dos direitos dos gays, desde que não fosse no território deles.</text:p>
      <text:p text:style-name="First_20_line_20_indent">A narrativa das grandes mídias fez parecer que a Revolução Cubana era uma fonte borbulhante de preconceitos contra homossexuais.</text:p>
      <text:p text:style-name="First_20_line_20_indent">"Sem o clima constante e onipresente de anticomunismo", McCubbin reforça, "tais ataques seriam risíveis, por estarem vindo de um país onde o posicionameno antigays era uma ferramenta política indispensável e raramente se passava uma semana sem que, em algum lugar dos EUA, uma pessoa transgênero fosse assassinada.</text:p>
      <text:p text:style-name="First_20_line_20_indent">"Mas, como a campanha de propaganda anti-Cuba era inexorável e surtia efeitos negativos em muitas pessoas, incluindo jovens gays e lésbicas, sentimos que era nossa séria responsabilidade responder e desafiar esses artigos. Fizemos isso, além de defender cuidadosamente os outros países socialistas (principalmente a União Soviética) do fluxo constante de ataques anticomunistas. </text:p>
      <text:p text:style-name="First_20_line_20_indent">"Graças a isso, eramos frequentemente contestados por jovens progressistas, tanto gays quanto héteros: "Vocês defendem Cuba?" Os mais sérios ouviam com atenção o que tínhamos a dizer em defesa de Cuba, mas também eramos muito malfalados por elementos anticomunistas no movimento gay."</text:p>
      <text:p text:style-name="First_20_line_20_indent">Compreender a Revolução Cubana, e a situação na qual o imperialismo a forçou, é tão importante hoje quanto era na época, pois isso demonstra o que uma revolução é capaz de realizar, mesmo estando cercada e sitiada pelo imperialismo.</text:p>
      <text:p text:style-name="First_20_line_20_indent">Para começar, a verdade é: os comunistas não trouxeram o preconceito contra homossexuais às Américas. Os responsáveis por isso foram o colonialismo e o desenvolvimento da sociedade de classes.</text:p>
      <text:p text:style-name="First_20_line_20_indent"/>
      <text:p text:style-name="P1">INQUISIÇÃO ANTIGAY E ANTITRANS NAS AMÉRICA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EB Garamond" svg:font-family="'EB Garamond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EB Garamond" fo:font-size="13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EB Garamond" fo:font-size="13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5cm" style:contextual-spacing="false" fo:line-height="150%" fo:text-align="justify" style:justify-single-word="false" fo:text-indent="0cm" style:auto-text-indent="false" style:snap-to-layout-grid="false"/>
      <style:text-properties style:font-name="Times New Roman" fo:font-family="'Times New Roman'" style:font-style-name="Regular" style:font-family-generic="roman" fo:font-size="12pt"/>
    </style:style>
    <style:style style:name="Heading" style:family="paragraph" style:parent-style-name="Standard" style:next-style-name="Text_20_body" style:class="text">
      <style:paragraph-properties fo:margin-top="0cm" fo:margin-bottom="0.21cm" style:contextual-spacing="false" fo:line-height="100%" fo:text-align="center" style:justify-single-word="false" fo:keep-with-next="always"/>
      <style:text-properties fo:font-size="14pt" fo:font-weight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paragraph-properties fo:margin-top="0cm" fo:margin-bottom="0cm" style:contextual-spacing="false"/>
      <style:text-properties style:font-name="EB Garamond" fo:font-family="'EB Garamond'" fo:font-size="12pt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 style:master-page-name="">
      <style:paragraph-properties fo:margin-left="2cm" fo:margin-right="2cm" fo:margin-top="0cm" fo:margin-bottom="0.25cm" style:contextual-spacing="false" fo:line-height="100%" fo:text-indent="0cm" style:auto-text-indent="false" style:page-number="auto" text:number-lines="false" text:line-number="0" style:snap-to-layout-grid="false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="EB Garamond" fo:font-family="'EB Garamond'" fo:font-size="12pt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1cm" fo:margin-right="0cm" fo:margin-top="0cm" fo:margin-bottom="0.101cm" style:contextual-spacing="false" fo:line-height="100%" fo:text-align="justify" style:justify-single-word="false" fo:text-indent="-1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fo:font-weight="normal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Marginalia" style:family="paragraph" style:parent-style-name="Text_20_body" style:class="text">
      <style:paragraph-properties fo:margin-left="7.999cm" fo:margin-right="0cm" fo:text-align="start" style:justify-single-word="false" fo:text-indent="-0.499cm" style:auto-text-indent="false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5cm" fo:margin-bottom="0.6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line-height="150%" style:register-true="false" fo:text-indent="1.499cm" style:auto-text-indent="false" style:page-number="auto"/>
    </style:style>
    <style:style style:name="Placeholder" style:family="text">
      <style:text-properties fo:font-variant="small-caps" fo:color="#ffffff" loext:opacity="100%" style:text-underline-style="dotted" style:text-underline-width="auto" style:text-underline-color="font-color" text:display="true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Homofóbicos da Guerra Fria dos anos 1970 condenam Cuba</dc:title>
    <dc:date>2023-04-18T14:06:43.744480780</dc:date>
    <dc:creator>Daniel Garcia</dc:creator>
    <meta:editing-duration>P0D</meta:editing-duration>
    <meta:editing-cycles>1</meta:editing-cycles>
    <meta:document-statistic meta:table-count="0" meta:image-count="0" meta:object-count="0" meta:paragraph-count="16" meta:word-count="622" meta:character-count="3966" meta:non-whitespace-character-count="3356"/>
    <meta:generator>LibreOffice/7.5.1.2$Linux_X86_64 LibreOffice_project/50$Build-2</meta:generator>
    <meta:template xlink:type="simple" xlink:actuate="onRequest" xlink:title="" xlink:href="../cubabook.odm" meta:date="2023-04-18T14:08:43.635714652"/>
  </office:meta>
</office:document-meta>
</file>